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percu" svg:font-family="Apercu, apple-system, BlinkMacSystemFont, 'Segoe UI', Roboto, Ubuntu, Cantarell, 'Fira Sans', 'Droid Sans', 'Helvetica Neue', sans-serif"/>
    <style:font-face style:name="Lohit Devanagari1" svg:font-family="'Lohit Devanagari'"/>
    <style:font-face style:name="Monaco" svg:font-family="Monaco, Menlo, 'Ubuntu Mono', 'Droid Sans Mon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0972in" loext:contextual-spacing="false" fo:line-height="160%" fo:text-align="start" style:justify-single-word="false" fo:orphans="2" fo:widows="2" fo:text-indent="0in" style:auto-text-indent="false"/>
      <style:text-properties fo:font-variant="normal" fo:text-transform="none" fo:color="#484848" style:font-name="Apercu" fo:font-size="12.75pt" fo:letter-spacing="normal" fo:font-style="normal" fo:font-weight="normal"/>
    </style:style>
    <style:style style:name="P2" style:family="paragraph" style:parent-style-name="Text_20_body">
      <style:paragraph-properties fo:margin-left="0in" fo:margin-right="0in" fo:margin-top="0in" fo:margin-bottom="0.0972in" loext:contextual-spacing="false" fo:line-height="160%" fo:text-align="start" style:justify-single-word="false" fo:orphans="2" fo:widows="2" fo:text-indent="0in" style:auto-text-indent="false"/>
      <style:text-properties fo:font-variant="normal" fo:text-transform="none" fo:color="#484848" style:font-name="Apercu" fo:font-size="12.75pt" fo:letter-spacing="normal" fo:font-style="normal" fo:font-weight="normal" officeooo:rsid="0016615c" officeooo:paragraph-rsid="0016615c"/>
    </style:style>
    <style:style style:name="P3" style:family="paragraph" style:parent-style-name="Text_20_body" style:list-style-name="L1">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T1" style:family="text">
      <style:text-properties fo:font-variant="normal" fo:text-transform="none" fo:color="#15141f" style:font-name="Monaco" fo:font-size="12.75pt" fo:letter-spacing="normal" fo:font-style="normal" fo:font-weight="normal" fo:background-color="#eae9ed" loext:char-shading-value="0" loext:padding="0in" loext:border="none"/>
    </style:style>
    <style:style style:name="T2" style:family="text">
      <style:text-properties fo:font-variant="normal" fo:text-transform="none" fo:color="#484848" style:font-name="Apercu" fo:font-size="12.75pt" fo:letter-spacing="normal" fo:font-style="normal" fo:font-weight="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Question:</text:p>
      <text:p text:style-name="P1"/>
      <text:p text:style-name="P1">You are the Data Analyst at Carly’s Clippers, the newest hair salon on the block. Your job is to go through the lists of data that have been collected in the past couple of weeks. You will be calculating some important metrics that Carly can use to plan out the operation of the business for the rest of the month.</text:p>
      <text:p text:style-name="P1">You have been provided with three lists:</text:p>
      <text:list xml:id="list3092073524" text:style-name="L1">
        <text:list-item>
          <text:p text:style-name="P3"><text:span text:style-name="Source_20_Text"><text:span text:style-name="T1">hairstyles</text:span></text:span><text:span text:style-name="T2">: the names of the cuts offered at Carly’s Clippers</text:span></text:p>
        </text:list-item>
        <text:list-item>
          <text:p text:style-name="P3"><text:span text:style-name="Source_20_Text"><text:span text:style-name="T1">prices</text:span></text:span><text:span text:style-name="T2">: the price of each hairstyle in the </text:span><text:span text:style-name="Source_20_Text"><text:span text:style-name="T1">hairstyles</text:span></text:span><text:span text:style-name="T2"> list</text:span></text:p>
        </text:list-item>
        <text:list-item>
          <text:p text:style-name="P3"><text:span text:style-name="Source_20_Text"><text:span text:style-name="T1">last_week</text:span></text:span><text:span text:style-name="T2">: the number of each hairstyle in </text:span><text:span text:style-name="Source_20_Text"><text:span text:style-name="T1">hairstyles</text:span></text:span><text:span text:style-name="T2"> that was purchased last week</text:span></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percu" svg:font-family="Apercu, apple-system, BlinkMacSystemFont, 'Segoe UI', Roboto, Ubuntu, Cantarell, 'Fira Sans', 'Droid Sans', 'Helvetica Neue', sans-serif"/>
    <style:font-face style:name="Lohit Devanagari1" svg:font-family="'Lohit Devanagari'"/>
    <style:font-face style:name="Monaco" svg:font-family="Monaco, Menlo, 'Ubuntu Mono', 'Droid Sans Mon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4T08:00:34.103141137</meta:creation-date>
    <dc:date>2020-09-04T08:01:46.665230173</dc:date>
    <meta:editing-duration>PT1M13S</meta:editing-duration>
    <meta:editing-cycles>1</meta:editing-cycles>
    <meta:document-statistic meta:table-count="0" meta:image-count="0" meta:object-count="0" meta:page-count="1" meta:paragraph-count="6" meta:word-count="104" meta:character-count="567" meta:non-whitespace-character-count="472"/>
    <meta:generator>LibreOffice/6.4.5.2$Linux_X86_64 LibreOffice_project/40$Build-2</meta:generator>
  </office:meta>
</office:document-meta>
</file>